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35b" officeooo:paragraph-rsid="000ea35b"/>
    </style:style>
    <style:style style:name="T1" style:family="text">
      <style:text-properties officeooo:rsid="00102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ge’s content <text:span text:style-name="T1">includes</text:span> some non-ASCII characters – don’t you think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5-03-25T16:45:50.985611081</meta:creation-date>
    <dc:date>2017-09-22T14:45:05.716070561</dc:date>
    <dc:creator>Rudolf Cardinal</dc:creator>
    <meta:editing-duration>PT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0" meta:character-count="73" meta:non-whitespace-character-count="63"/>
  </office:meta>
</office:document-meta>
</file>